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398.16mm"/>
    </style:style>
    <style:style style:name="co4" style:family="table-column">
      <style:table-column-properties fo:break-before="auto" style:column-width="159.8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H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uar_uvt(VU,U,R):- (U @&gt; 95, U@=&lt;150 -&gt; A is U - 95, B is A*0.19, C is B * VU, R is (C rnd 0)).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uar_uvt(VU,U,R):- (U @&gt; 360 -&gt; A is U - 360, B is A*0.33, C is B * VU, D is (69 * VU), F is C + D, R is (F rnd 0)). </text:p>
          </table:table-cell>
          <table:table-cell office:value-type="string" calcext:value-type="string">
            <text:p>a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uar_uvt(VU,U,R):- (U @&gt; 150, U @=&lt;360 -&gt; A is U - 150, B is A*0.28, C is B * VU, D is 10 * VU, F is C + D, R is (F rnd 0)).</text:p>
          </table:table-cell>
          <table:table-cell office:value-type="string" calcext:value-type="string">
            <text:p>as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ingreso_retencion(11).</text:p>
          </table:table-cell>
          <table:table-cell office:value-type="string" calcext:value-type="string">
            <text:p>El concepto 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ingreso_retencion(1174).</text:p>
          </table:table-cell>
          <table:table-cell office:value-type="string" calcext:value-type="string">
            <text:p>El concepto 1174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ingreso_retencion(111).</text:p>
          </table:table-cell>
          <table:table-cell office:value-type="string" calcext:value-type="string">
            <text:p>El concepto 1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ingreso_retencion(129).</text:p>
          </table:table-cell>
          <table:table-cell office:value-type="string" calcext:value-type="string">
            <text:p>El concepto 129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ingreso_retencion(1175).</text:p>
          </table:table-cell>
          <table:table-cell office:value-type="string" calcext:value-type="string">
            <text:p>El concepto 1175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deduccion_retencion(239).</text:p>
          </table:table-cell>
          <table:table-cell office:value-type="string" calcext:value-type="string">
            <text:p>El concepto 239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deduccion_retencion(290).</text:p>
          </table:table-cell>
          <table:table-cell office:value-type="string" calcext:value-type="string">
            <text:p>EL concepto 290 aplica para deducció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deduccion_retencion(291).</text:p>
          </table:table-cell>
          <table:table-cell office:value-type="string" calcext:value-type="string">
            <text:p>EL concepto 291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ustar_deducciones(AD):- ingreso_retencion(IR),deduccion_salud(DS), deduccion_pen_vol(DPV), valor_uvt(2017, VU), Y is ((IR * 0.30) rnd 0), X is DS + DPV, Z is X / VU, (X@&gt;=Y -&gt; (Z@&gt;=316.66 -&gt; AD is ((VU * 316.66 )rnd 0);AD is X); AD is DPV).</text:p>
          </table:table-cell>
          <table:table-cell office:value-type="string" calcext:value-type="string">
            <text:p>Ajusto de deduccion, si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alivio_beneficiario(CAB):-beneficiario(si), ingreso_retencion(IR), valor_uvt(2017, VU), X is (IR * 0.10 rnd 0), Y is X / VU, (Y@&gt;=32 -&gt; CAB is VU * 32;CAB is X).</text:p>
          </table:table-cell>
          <table:table-cell office:value-type="string" calcext:value-type="string">
            <text:p>Alivio de retención en la fuente, si empleado cuenta con beneficiar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deduccion_penvol_retencion(2173).</text:p>
          </table:table-cell>
          <table:table-cell office:value-type="string" calcext:value-type="string">
            <text:p>Hecho para parametrizar concepto que se debe consultar para pagos de pensión volunt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alivio_vivienda(CAV):- intereses_vivienda(IV), valor_uvt(2017, VU), Y is IV / VU, (Y@&gt;=100 -&gt; CAV is VU * 100; CAV is IV).</text:p>
          </table:table-cell>
          <table:table-cell office:value-type="string" calcext:value-type="string">
            <text:p>Alivio de retención en la fuente, si empleado cuenta con interés de vivi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alivio_salud_prepagada(CSP):- salud_prepagada(SP), valor_uvt(2017, VU), Y is SP / VU, (Y@&gt;=16 -&gt; CSP is VU * 16; CSP is SP).</text:p>
          </table:table-cell>
          <table:table-cell office:value-type="string" calcext:value-type="string">
            <text:p>Alivio de retención en la fuente, si empleado cuenta con pagos de salud prepag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alivios(B,V,SP,D):- calcular_alivio_beneficiario(CAB), B is CAB, calcular_alivio_vivienda(CIV), V is CIV, calcular_alivio_salud_prepagada(CSP), SP is CSP.</text:p>
          </table:table-cell>
          <table:table-cell office:value-type="string" calcext:value-type="string">
            <text:p>Regla general para alivios de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e_deduccion(TD):- ingreso_retencion(IR), TD is IR * 0.40.</text:p>
          </table:table-cell>
          <table:table-cell office:value-type="string" calcext:value-type="string">
            <text:p>Tope de deduccion para emple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_gastos_rep(12).</text:p>
          </table:table-cell>
          <table:table-cell office:value-type="string" calcext:value-type="string">
            <text:p>Hecho para parametrizar concepto que se debe consultar para pagos de gastos de represent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initivo_deduccion(DD):- tope_deduccion(TD), DD is TD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_uvt(2017,31859).</text:p>
          </table:table-cell>
          <table:table-cell office:value-type="string" calcext:value-type="string">
            <text:p>Calculo de deduccion de gastos de representación; aplica para 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uar_uvt(VU,U,R):- (U @=&lt; 95 -&gt; R is 0).</text:p>
          </table:table-cell>
          <table:table-cell office:value-type="string" calcext:value-type="string">
            <text:p>s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_retencion(VR):- ingresos(B), periodo(P), base_retencion(B,R), valor_uvt(P, VU), X is (R / VU), <text:s/>evaluar_uvt(VU, X, E), H is ((E + 50) / 1000 rnd 0), VR is (H * 1000).</text:p>
          </table:table-cell>
          <table:table-cell office:value-type="string" calcext:value-type="string">
            <text:p>Calculo de valor de reten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(prueb, devengo, fijo, s, 1000000, 2017).</text:p>
          </table:table-cell>
          <table:table-cell office:value-type="string" calcext:value-type="string">
            <text:p>concepto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_pago(X,V,P):-valor_contrato(X,Y), duracion_contrato(X,D,V), R is Y / D, dias_liquidados(X,DL),P is (DL * R).</text:p>
          </table:table-cell>
          <table:table-cell office:value-type="string" calcext:value-type="string">
            <text:p>Regla para calcular el valor del pago según valor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eica(2016, 9.66).</text:p>
          </table:table-cell>
          <table:table-cell office:value-type="string" calcext:value-type="string">
            <text:p>Porcentaje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mpilla(2016, 0.01). </text:p>
          </table:table-cell>
          <table:table-cell office:value-type="string" calcext:value-type="string">
            <text:p>Porcentaje estampill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ultura(2016,0.005).</text:p>
          </table:table-cell>
          <table:table-cell office:value-type="string" calcext:value-type="string">
            <text:p>Porcentaje proCultur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lto_mayor(2016, 0.02).</text:p>
          </table:table-cell>
          <table:table-cell office:value-type="string" calcext:value-type="string">
            <text:p>Porcentaje adulto mayor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d(2016,12.5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sion(2016,16).</text:p>
          </table:table-cell>
          <table:table-cell office:value-type="string" calcext:value-type="string">
            <text:p>Porcentaje de pensin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io_minimo(2016, 689454).</text:p>
          </table:table-cell>
          <table:table-cell office:value-type="string" calcext:value-type="string">
            <text:p>Salario minimo de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l(2016,1,0.522).</text:p>
          </table:table-cell>
          <table:table-cell office:value-type="string" calcext:value-type="string">
            <text:p>Porcentaje ARL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eica(2017,9.66).</text:p>
          </table:table-cell>
          <table:table-cell office:value-type="string" calcext:value-type="string">
            <text:p>Porcentaje ReteIca 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io_minimo(2017,737717).</text:p>
          </table:table-cell>
          <table:table-cell office:value-type="string" calcext:value-type="string">
            <text:p>Salario minimo pa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d(2017,12.5).</text:p>
          </table:table-cell>
          <table:table-cell office:value-type="string" calcext:value-type="string">
            <text:p>Salario minimo pa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sion(2017,16).</text:p>
          </table:table-cell>
          <table:table-cell office:value-type="string" calcext:value-type="string">
            <text:p>Salud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mpilla(2017,0.01).</text:p>
          </table:table-cell>
          <table:table-cell office:value-type="string" calcext:value-type="string">
            <text:p>Pension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ultura(2017,0.005).</text:p>
          </table:table-cell>
          <table:table-cell office:value-type="string" calcext:value-type="string">
            <text:p>Procultu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l(2017,1,0.522).</text:p>
          </table:table-cell>
          <table:table-cell office:value-type="string" calcext:value-type="string">
            <text:p>Arl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lto_mayor(2017,0.02).</text:p>
          </table:table-cell>
          <table:table-cell office:value-type="string" calcext:value-type="string">
            <text:p>adulto mayor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_retencion(B, R) :- X is (B * 0.25 rnd 0),R is B-X.</text:p>
          </table:table-cell>
          <table:table-cell office:value-type="string" calcext:value-type="string">
            <text:p>Regla base de la retenció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reteica(B,V,R):- base_retencion(B,X), reteica(V,RI), R is ((RI * X) / 1000 rnd 0). </text:p>
            <text:p/>
          </table:table-cell>
          <table:table-cell office:value-type="string" calcext:value-type="string">
            <text:p>Regla para calcular descuento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estampilla(B,V,R) :- base_retencion(B,X) , estampilla(V, RE) , R is ((RE * X) rnd 0).</text:p>
          </table:table-cell>
          <table:table-cell office:value-type="string" calcext:value-type="string">
            <text:p>Regla para calcular estamp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procultura(B,V,R) :- base_retencion(B,X) , procultura(V, RP) , R is ((RP * X) rnd 0).</text:p>
          </table:table-cell>
          <table:table-cell office:value-type="string" calcext:value-type="string">
            <text:p>Regla para calcular procul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adulto_mayor(B,V,R) :- base_retencion(B,X) , adulto_mayor(V, RA) , R is ((RA * X) rnd 0).</text:p>
          </table:table-cell>
          <table:table-cell office:value-type="string" calcext:value-type="string">
            <text:p>Regla para calcular adulto mayo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9" meta:object-count="0"/>
    <meta:generator>LibreOffice/5.0.6.2$Linux_X86_64 LibreOffice_project/00$Build-2</meta:generator>
  </office:meta>
</office:document-meta>
</file>